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endingVisitor.DescendingVisitor( JavaClass cl , EmptyVisito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scendingVisitor.vis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